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color="#666666" fo:font-size="10pt" style:font-size-asian="10pt" style:font-size-complex="10pt"/>
    </style:style>
    <style:style style:name="P3" style:family="paragraph" style:parent-style-name="Standard">
      <style:text-properties fo:color="#666666" fo:font-size="10pt" fo:font-style="italic" style:font-size-asian="10pt" style:font-style-asian="italic" style:font-size-complex="10pt"/>
    </style:style>
    <style:style style:name="P4" style:family="paragraph" style:parent-style-name="Standard">
      <style:paragraph-properties fo:orphans="0" fo:widows="0"/>
    </style:style>
    <style:style style:name="P5" style:family="paragraph" style:parent-style-name="Standard" style:list-style-name="WWNum10">
      <style:paragraph-properties fo:margin-left="0.5in" fo:margin-right="0in" fo:text-indent="-0.25in" style:auto-text-indent="false"/>
    </style:style>
    <style:style style:name="P6" style:family="paragraph" style:parent-style-name="Standard" style:list-style-name="WWNum4">
      <style:paragraph-properties fo:margin-left="0.5in" fo:margin-right="0in" fo:text-indent="-0.25in" style:auto-text-indent="false"/>
    </style:style>
    <style:style style:name="P7" style:family="paragraph" style:parent-style-name="Standard" style:list-style-name="WWNum6">
      <style:paragraph-properties fo:margin-left="0.5in" fo:margin-right="0in" fo:text-indent="-0.25in" style:auto-text-indent="false"/>
    </style:style>
    <style:style style:name="P8" style:family="paragraph" style:parent-style-name="Standard" style:list-style-name="WWNum7">
      <style:paragraph-properties fo:margin-left="0.5in" fo:margin-right="0in" fo:text-indent="-0.25in" style:auto-text-indent="false"/>
    </style:style>
    <style:style style:name="P9" style:family="paragraph" style:parent-style-name="Standard" style:list-style-name="WWNum2">
      <style:paragraph-properties fo:margin-left="0.5in" fo:margin-right="0in" fo:text-indent="-0.25in" style:auto-text-indent="false"/>
    </style:style>
    <style:style style:name="P10" style:family="paragraph" style:parent-style-name="Standard" style:list-style-name="WWNum9">
      <style:paragraph-properties fo:margin-left="0.5in" fo:margin-right="0in" fo:text-indent="-0.25in" style:auto-text-indent="false"/>
    </style:style>
    <style:style style:name="P11" style:family="paragraph" style:parent-style-name="Standard" style:list-style-name="WWNum5">
      <style:paragraph-properties fo:margin-left="0.5in" fo:margin-right="0in" fo:text-indent="-0.25in" style:auto-text-indent="false"/>
    </style:style>
    <style:style style:name="P12" style:family="paragraph" style:parent-style-name="Standard" style:list-style-name="WWNum3">
      <style:paragraph-properties fo:margin-left="0.5in" fo:margin-right="0in" fo:text-indent="-0.25in" style:auto-text-indent="false"/>
    </style:style>
    <style:style style:name="P13" style:family="paragraph" style:parent-style-name="Standard" style:list-style-name="WWNum8">
      <style:paragraph-properties fo:margin-left="0.5in" fo:margin-right="0in" fo:text-indent="-0.25in" style:auto-text-indent="false"/>
    </style:style>
    <style:style style:name="P14" style:family="paragraph" style:parent-style-name="Standard" style:list-style-name="WWNum1">
      <style:paragraph-properties fo:margin-left="0.5in" fo:margin-right="0in" fo:orphans="0" fo:widows="0" fo:text-indent="-0.25in" style:auto-text-indent="false"/>
    </style:style>
    <style:style style:name="P15" style:family="paragraph" style:parent-style-name="Standard" style:list-style-name="WWNum10">
      <style:paragraph-properties fo:margin-left="1in" fo:margin-right="0in" fo:text-indent="-0.25in" style:auto-text-indent="false"/>
    </style:style>
    <style:style style:name="P16" style:family="paragraph" style:parent-style-name="Standard" style:list-style-name="WWNum4">
      <style:paragraph-properties fo:margin-left="1in" fo:margin-right="0in" fo:text-indent="-0.25in" style:auto-text-indent="false"/>
    </style:style>
    <style:style style:name="P17" style:family="paragraph" style:parent-style-name="Standard" style:list-style-name="WWNum6">
      <style:paragraph-properties fo:margin-left="1in" fo:margin-right="0in" fo:text-indent="-0.25in" style:auto-text-indent="false"/>
    </style:style>
    <style:style style:name="P18" style:family="paragraph" style:parent-style-name="Standard" style:list-style-name="WWNum2">
      <style:paragraph-properties fo:margin-left="1in" fo:margin-right="0in" fo:text-indent="-0.25in" style:auto-text-indent="false"/>
    </style:style>
    <style:style style:name="P19" style:family="paragraph" style:parent-style-name="Standard" style:list-style-name="WWNum9">
      <style:paragraph-properties fo:margin-left="1in" fo:margin-right="0in" fo:text-indent="-0.25in" style:auto-text-indent="false"/>
    </style:style>
    <style:style style:name="P20" style:family="paragraph" style:parent-style-name="Standard" style:list-style-name="WWNum5">
      <style:paragraph-properties fo:margin-left="1in" fo:margin-right="0in" fo:text-indent="-0.25in" style:auto-text-indent="false"/>
    </style:style>
    <style:style style:name="P21" style:family="paragraph" style:parent-style-name="Standard" style:list-style-name="WWNum3">
      <style:paragraph-properties fo:margin-left="1in" fo:margin-right="0in" fo:text-indent="-0.25in" style:auto-text-indent="false"/>
    </style:style>
    <style:style style:name="P22" style:family="paragraph" style:parent-style-name="Standard" style:list-style-name="WWNum1">
      <style:paragraph-properties fo:margin-left="1in" fo:margin-right="0in" fo:text-indent="-0.25in" style:auto-text-indent="false"/>
    </style:style>
    <style:style style:name="P23" style:family="paragraph" style:parent-style-name="Standard" style:list-style-name="WWNum1">
      <style:paragraph-properties fo:margin-left="1in" fo:margin-right="0in" fo:orphans="0" fo:widows="0" fo:text-indent="-0.25in" style:auto-text-indent="false"/>
    </style:style>
    <style:style style:name="P24" style:family="paragraph" style:parent-style-name="Standard" style:list-style-name="WWNum4">
      <style:paragraph-properties fo:margin-left="1.5in" fo:margin-right="0in" fo:text-indent="-0.25in" style:auto-text-indent="false"/>
    </style:style>
    <style:style style:name="P25" style:family="paragraph" style:parent-style-name="Standard" style:list-style-name="WWNum6">
      <style:paragraph-properties fo:margin-left="1.5in" fo:margin-right="0in" fo:text-indent="-0.25in" style:auto-text-indent="false"/>
    </style:style>
    <style:style style:name="P26" style:family="paragraph" style:parent-style-name="Standard" style:list-style-name="WWNum5">
      <style:paragraph-properties fo:margin-left="1.5in" fo:margin-right="0in" fo:text-indent="-0.25in" style:auto-text-indent="false"/>
    </style:style>
    <style:style style:name="P27" style:family="paragraph" style:parent-style-name="Standard" style:list-style-name="WWNum1">
      <style:paragraph-properties fo:margin-left="1.5in" fo:margin-right="0in" fo:text-indent="-0.25in" style:auto-text-indent="false"/>
    </style:style>
    <style:style style:name="P28" style:family="paragraph" style:parent-style-name="Standard" style:list-style-name="WWNum1">
      <style:paragraph-properties fo:margin-left="1.5in" fo:margin-right="0in" fo:orphans="0" fo:widows="0" fo:text-indent="-0.25in" style:auto-text-indent="false"/>
    </style:style>
    <style:style style:name="P29" style:family="paragraph" style:parent-style-name="Standard" style:list-style-name="WWNum6">
      <style:paragraph-properties fo:margin-left="2in" fo:margin-right="0in" fo:text-indent="-0.25in" style:auto-text-indent="false"/>
    </style:style>
    <style:style style:name="P30" style:family="paragraph" style:parent-style-name="Standard">
      <style:paragraph-properties fo:margin-left="0in" fo:margin-right="0in" fo:text-indent="0in" style:auto-text-indent="false"/>
      <style:text-properties fo:color="#666666"/>
    </style:style>
    <style:style style:name="P31" style:family="paragraph" style:parent-style-name="Standard">
      <style:paragraph-properties fo:margin-left="0in" fo:margin-right="0in" fo:text-indent="0.5in" style:auto-text-indent="false"/>
    </style:style>
    <style:style style:name="P32"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33" style:family="paragraph" style:parent-style-name="Heading_20_2">
      <style:paragraph-properties fo:margin-top="0.25in" fo:margin-bottom="0.0555in" loext:contextual-spacing="false" fo:line-height="100%" fo:break-before="page"/>
    </style:style>
    <style:style style:name="P34" style:family="paragraph" style:parent-style-name="Heading_20_2">
      <style:paragraph-properties fo:margin-top="0.25in" fo:margin-bottom="0.0555in" loext:contextual-spacing="false" fo:line-height="100%"/>
    </style:style>
    <style:style style:name="P35" style:family="paragraph" style:parent-style-name="Title" style:master-page-name="Standard">
      <style:paragraph-properties fo:margin-top="0.3335in" fo:margin-bottom="0.0835in" loext:contextual-spacing="false" fo:line-height="100%" fo:text-align="center" style:justify-single-word="false" style:page-number="1"/>
    </style:style>
    <style:style style:name="P36" style:family="paragraph" style:parent-style-name="Heading_20_5">
      <style:paragraph-properties fo:margin-top="0.1528in" fo:margin-bottom="0.028in" loext:contextual-spacing="false" fo:line-height="100%" fo:text-align="center" style:justify-single-word="false"/>
    </style:style>
    <style:style style:name="P37" style:family="paragraph" style:parent-style-name="Heading_20_5">
      <style:paragraph-properties fo:margin-top="0.1528in" fo:margin-bottom="0.028in" loext:contextual-spacing="false" fo:line-height="100%" fo:text-align="center" style:justify-single-word="false"/>
      <style:text-properties fo:font-size="10pt" fo:font-weight="bold" style:font-size-asian="10pt" style:font-weight-asian="bold" style:font-size-complex="10pt"/>
    </style:style>
    <style:style style:name="P38" style:family="paragraph" style:parent-style-name="Subtitle">
      <style:paragraph-properties fo:margin-top="0.25in" fo:margin-bottom="0.0555in" loext:contextual-spacing="false" fo:line-height="100%"/>
    </style:style>
    <style:style style:name="P39" style:family="paragraph" style:parent-style-name="Subtitle">
      <style:paragraph-properties fo:margin-top="0.25in" fo:margin-bottom="0.0555in" loext:contextual-spacing="false" fo:line-height="100%" fo:text-align="center" style:justify-single-word="false"/>
    </style:style>
    <style:style style:name="P40" style:family="paragraph" style:parent-style-name="Subtitle">
      <style:paragraph-properties fo:margin-top="0.25in" fo:margin-bottom="0.0555in" loext:contextual-spacing="false" fo:line-height="100%" fo:break-before="page"/>
    </style:style>
    <style:style style:name="P41" style:family="paragraph">
      <loext:graphic-properties draw:fill="solid" draw:fill-color="#a0a0a0"/>
      <style:paragraph-properties fo:text-align="center"/>
    </style:style>
    <style:style style:name="T1" style:family="text">
      <style:text-properties fo:font-size="36pt" fo:font-weight="bold" style:font-size-asian="36pt" style:font-weight-asian="bold" style:font-size-complex="36pt"/>
    </style:style>
    <style:style style:name="T2" style:family="text">
      <style:text-properties style:font-name="Georgia" fo:font-size="24pt" fo:font-style="italic" style:font-name-asian="Georgia1" style:font-size-asian="24pt" style:font-style-asian="italic" style:font-name-complex="Georgia1" style:font-size-complex="24pt"/>
    </style:style>
    <style:style style:name="T3" style:family="text">
      <style:text-properties fo:font-size="10pt" fo:font-weight="bold" style:font-size-asian="10pt" style:font-weight-asian="bold" style:font-size-complex="10pt"/>
    </style:style>
    <style:style style:name="T4" style:family="text">
      <style:text-properties fo:color="#666666" style:font-name="Georgia" fo:font-size="24pt" fo:font-style="italic" style:font-name-asian="Georgia1" style:font-size-asian="24pt" style:font-style-asian="italic" style:font-name-complex="Georgia1" style:font-size-complex="24pt"/>
    </style:style>
    <style:style style:name="T5" style:family="text">
      <style:text-properties fo:color="#666666" fo:font-size="10pt" fo:font-style="italic" style:font-size-asian="10pt" style:font-style-asian="italic" style:font-size-complex="10pt"/>
    </style:style>
    <style:style style:name="T6" style:family="text">
      <style:text-properties fo:color="#666666" fo:font-size="10pt" style:font-size-asian="10pt" style:font-size-complex="10pt"/>
    </style:style>
    <style:style style:name="T7" style:family="text">
      <style:text-properties fo:color="#666666"/>
    </style:style>
    <style:style style:name="T8" style:family="text">
      <style:text-properties fo:font-size="14pt" fo:font-weight="bold" style:font-size-asian="14pt" style:font-weight-asian="bold" style:font-size-complex="14pt"/>
    </style:style>
    <style:style style:name="T9" style:family="text">
      <style:text-properties fo:font-style="italic" style:font-style-asian="italic"/>
    </style:style>
    <style:style style:name="T10" style:family="text">
      <style:text-properties fo:font-size="12pt" style:font-size-asian="12pt" style:font-size-complex="12pt"/>
    </style:style>
    <style:style style:name="T11" style:family="text">
      <style:text-properties style:text-underline-style="none"/>
    </style:style>
    <style:style style:name="gr1" style:family="graphic">
      <style:graphic-properties draw:stroke="none" svg:stroke-width="0in" draw:fill="solid" draw:fill-color="#a0a0a0" draw:textarea-horizontal-align="center" draw:textarea-vertical-align="top" fo:margin-left="0.1252in" fo:margin-right="0.1252in" fo:margin-top="0in" fo:margin-bottom="0.0555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bookmark text:name="_247b8039vfys"/><text:span text:style-name="T1">Skylduverk</text:span></text:p>
      <text:p text:style-name="P39"><text:bookmark text:name="_ehy162nm9xas"/><text:span text:style-name="T2">Leikjahönnunar skjal</text:span><draw:rect text:anchor-type="as-char" style:rel-width="100%" draw:z-index="0" draw:style-name="gr1" draw:text-style-name="P41" svg:width="0.0012in" svg:height="0.0213in"><text:p/></draw:rect></text:p>
      <text:p text:style-name="P36"><text:bookmark text:name="_936ev93s4hws"/><text:span text:style-name="T3">Copyright notice Ari Jónsson</text:span></text:p>
      <text:p text:style-name="Standard"/>
      <text:p text:style-name="P1">.</text:p>
      <text:p text:style-name="P37"><text:bookmark text:name="_sqir3fwhnn6f"/></text:p>
      <text:p text:style-name="P33"><text:bookmark text:name="_i0v7gutcj9e0"/><text:span text:style-name="T4">Index<text:line-break/></text:span><draw:rect text:anchor-type="as-char" style:rel-width="100%" draw:z-index="1" draw:style-name="gr1" draw:text-style-name="P41" svg:width="0.0012in" svg:height="0.0213in"><text:p/></draw:rect><text:bookmark text:name="kix.dajux0sic0x"/><text:span text:style-name="T8">Index</text:span></text:p>
      <text:list xml:id="list3621673335" text:style-name="WWNum10">
        <text:list-item>
          <text:p text:style-name="P5">Efnisyfirlit</text:p>
        </text:list-item>
        <text:list-item>
          <text:p text:style-name="P5">Leikjahönnun</text:p>
          <text:list>
            <text:list-item>
              <text:p text:style-name="P15">Samantekt</text:p>
            </text:list-item>
            <text:list-item>
              <text:p text:style-name="P15">Leikja virkni</text:p>
            </text:list-item>
            <text:list-item>
              <text:p text:style-name="P15">Hugarheimur</text:p>
            </text:list-item>
          </text:list>
        </text:list-item>
        <text:list-item>
          <text:p text:style-name="P5">Tæknilegt</text:p>
          <text:list>
            <text:list-item>
              <text:p text:style-name="P15">Skjáir</text:p>
            </text:list-item>
            <text:list-item>
              <text:p text:style-name="P15">Stjórntæki</text:p>
            </text:list-item>
            <text:list-item>
              <text:p text:style-name="P15">Eðlisfræði</text:p>
            </text:list-item>
          </text:list>
        </text:list-item>
        <text:list-item>
          <text:p text:style-name="P5">Hönnun á leveli</text:p>
          <text:list>
            <text:list-item>
              <text:p text:style-name="P15">Þemur</text:p>
            </text:list-item>
          </text:list>
        </text:list-item>
        <text:list-item>
          <text:p text:style-name="P5">Iðnaða svæði</text:p>
          <text:list>
            <text:list-item>
              <text:p text:style-name="P15">Stemmning.</text:p>
            </text:list-item>
            <text:list-item>
              <text:p text:style-name="P15">Hlutir</text:p>
            </text:list-item>
            <text:list-item>
              <text:p text:style-name="P15"><text:span text:style-name="T9">Gagnvirkt</text:span></text:p>
            </text:list-item>
            <text:list-item>
              <text:p text:style-name="P15">Leikja flæði</text:p>
            </text:list-item>
          </text:list>
        </text:list-item>
        <text:list-item>
          <text:p text:style-name="P5">Þróun</text:p>
          <text:list>
            <text:list-item>
              <text:p text:style-name="P15">Abstract Flokkar</text:p>
            </text:list-item>
            <text:list-item>
              <text:p text:style-name="P15">Afleiddir flokkar</text:p>
            </text:list-item>
          </text:list>
        </text:list-item>
        <text:list-item>
          <text:p text:style-name="P5">Grafik</text:p>
          <text:list>
            <text:list-item>
              <text:p text:style-name="P15"><text:soft-page-break/>Stlíar</text:p>
            </text:list-item>
            <text:list-item>
              <text:p text:style-name="P15">Grafík sem þörf er á</text:p>
            </text:list-item>
          </text:list>
        </text:list-item>
        <text:list-item>
          <text:p text:style-name="P5">Tónlist</text:p>
          <text:list>
            <text:list-item>
              <text:p text:style-name="P15">Gerð hljóða</text:p>
            </text:list-item>
            <text:list-item>
              <text:p text:style-name="P15">Hljóð sem þörf er á </text:p>
            </text:list-item>
            <text:list-item>
              <text:p text:style-name="P15">Tónlist sem þörf er á <text:s/></text:p>
            </text:list-item>
          </text:list>
        </text:list-item>
        <text:list-item>
          <text:p text:style-name="P5">Áætlun</text:p>
        </text:list-item>
      </text:list>
      <text:p text:style-name="Standard"/>
      <text:p text:style-name="Standard"/>
      <text:p text:style-name="P40"><text:bookmark text:name="_bicbhcq4ysvt"/><text:span text:style-name="T2">Leikjahönnun</text:span><text:bookmark text:name="kix.y5t76vlwo3xb"/><text:span text:style-name="T2"><text:line-break/></text:span><draw:rect text:anchor-type="as-char" style:rel-width="100%" draw:z-index="2" draw:style-name="gr1" draw:text-style-name="P41" svg:width="0.0012in" svg:height="0.0213in"><text:p/></draw:rect></text:p>
      <text:p text:style-name="P34"><text:bookmark text:name="_36k4i5a26d1o"/><text:span text:style-name="T8">Samantekt</text:span></text:p>
      <text:p text:style-name="Standard"><text:span text:style-name="T10">Maður með byssu í hendinni á sér og reynir að drepa andstæðinga á móti sér til að komast í næsta level.</text:span></text:p>
      <text:p text:style-name="Standard"/>
      <text:p text:style-name="P34"><text:bookmark text:name="_aq1b8rj8jztg"/><text:span text:style-name="T8">Leikja virkni</text:span><text:bookmark text:name="kix.8hqcq0hqeb6b"/></text:p>
      <text:p text:style-name="Standard"><text:tab/><text:span text:style-name="T10">Myndavélin verður á höfði leikmannsins. Þetta er skotleikur til þess að lifa af og drepa óvini. <text:s/>Það eru hús, garður, grindverk, tunnur og margt fleira sem eru hindranir. Hættulegir óvinir eru hindranir. <text:s/></text:span></text:p>
      <text:p text:style-name="P34"><text:bookmark text:name="_mj9zo9gczbr1"/><text:span text:style-name="T8">Hugaheimur</text:span><text:bookmark text:name="kix.4c2olmejdp80"/></text:p>
      <text:p text:style-name="Standard"><text:tab/><text:span text:style-name="T10">Skotmaðurinn verður að vera vakandi og reyna að finna aðra leið til þess að komast framhjá hindrunum. <text:s/>Hann verður að vera fljótari að skjóta áður að óvinir skjóta hann. <text:s/>Leikmaðurinn verður að vera í góðu andlegu jafnvægi. <text:s/>Hann verður að taka meðvituð áhættu. Studum verður hann að flýtasér en gott að vera rólegur.</text:span></text:p>
      <text:p text:style-name="Standard"><text:span text:style-name="T10">Hann átti á því sjálfur hvort hann eigi að flýta sér eða ekki.</text:span></text:p>
      <text:p text:style-name="Standard"/>
      <text:p text:style-name="Standard"/>
      <text:p text:style-name="Standard"/>
      <text:p text:style-name="P40"><text:bookmark text:name="_abiswxw92yv"/><text:span text:style-name="T2">Tæknilegt</text:span><text:bookmark text:name="kix.uavchm8vytqu"/><draw:rect text:anchor-type="as-char" style:rel-width="100%" draw:z-index="3" draw:style-name="gr1" draw:text-style-name="P41" svg:width="0.0012in" svg:height="0.0213in"><text:p/></draw:rect><text:bookmark text:name="kix.9u9l6z497ke8"/></text:p>
      <text:p text:style-name="P34"><text:bookmark text:name="_e9hfunin67sa"/><text:span text:style-name="T8">Skjáir</text:span></text:p>
      <text:list xml:id="list653039758" text:style-name="WWNum4">
        <text:list-item>
          <text:p text:style-name="P6">Upphafskjár</text:p>
          <text:list>
            <text:list-item>
              <text:p text:style-name="P16">Val</text:p>
            </text:list-item>
          </text:list>
        </text:list-item>
        <text:list-item>
          <text:p text:style-name="P6">Velja level</text:p>
        </text:list-item>
        <text:list-item>
          <text:p text:style-name="P6">Leikur</text:p>
          <text:list>
            <text:list-item>
              <text:p text:style-name="P16">Fylgihlutir</text:p>
              <text:list>
                <text:list-item>
                  <text:p text:style-name="P24">Byssa 1</text:p>
                </text:list-item>
                <text:list-item>
                  <text:p text:style-name="P24">Byssa 2</text:p>
                </text:list-item>
                <text:list-item>
                  <text:p text:style-name="P24">hlýfar</text:p>
                </text:list-item>
              </text:list>
            </text:list-item>
            <text:list-item>
              <text:p text:style-name="P16">Næsta Level</text:p>
            </text:list-item>
          </text:list>
        </text:list-item>
        <text:list-item>
          <text:p text:style-name="P6">Yfirlit </text:p>
        </text:list-item>
      </text:list>
      <text:p text:style-name="Standard"><text:span text:style-name="T5">(example)</text:span></text:p>
      <text:p text:style-name="P34"><text:bookmark text:name="_tbfhm99qaj2u"/><text:span text:style-name="T8">Stjórntæki</text:span><text:bookmark text:name="kix.cvlb2rdmcmh4"/></text:p>
      <text:p text:style-name="Standard"><text:s/>Leikmaður mun nota lyklaborðið til þess að stýra leiknum. </text:p>
      <text:p text:style-name="P34"><text:bookmark text:name="_7t0hrygjvxi1"/><text:span text:style-name="T8">Eðlisfræði</text:span></text:p>
      <text:p text:style-name="Standard"><text:tab/>Leikurinn er bygður á venjulegu fólki.</text:p>
      <text:p text:style-name="Standard">Sem fer frammhjá húsum, fara yfir hindranir og yfir hús.</text:p>
      <text:p text:style-name="Standard"/>
      <text:p text:style-name="Standard"/>
      <text:p text:style-name="P40"><text:bookmark text:name="_y7i7333lqdq1"/><text:span text:style-name="T2">Hönnun á leveli </text:span></text:p>
      <text:p text:style-name="Standard"/>
      <text:p text:style-name="P38"><text:bookmark text:name="_d25ssdnf62e9"/><draw:rect text:anchor-type="as-char" style:rel-width="100%" draw:z-index="4" draw:style-name="gr1" draw:text-style-name="P41" svg:width="0.0012in" svg:height="0.0213in"><text:p/></draw:rect></text:p>
      <text:p text:style-name="Standard"><text:span text:style-name="T5">(Note : These sections can safely be skipped if they’re not relevant, or you’d rather go about it another way. For most games, at least one of them should be useful. But I’ll understand if you don’t want to use them. It’ll only hurt my feelings a little bit.)</text:span></text:p>
      <text:p text:style-name="P34"><text:bookmark text:name="_in6nqm17ixq"/><text:span text:style-name="T8">Þemur</text:span><text:bookmark text:name="kix.8089az6kjgst"/></text:p>
      <text:list xml:id="list968511341" text:style-name="WWNum6">
        <text:list-item>
          <text:p text:style-name="P7">Iðnaða svæði</text:p>
          <text:list>
            <text:list-item>
              <text:p text:style-name="P17">Stemmning</text:p>
              <text:list>
                <text:list-item>
                  <text:p text:style-name="P25">Ekki notað, yfirgefið venjulegu fólki.</text:p>
                </text:list-item>
              </text:list>
            </text:list-item>
            <text:list-item>
              <text:p text:style-name="P17">Hlutir</text:p>
              <text:list>
                <text:list-item>
                  <text:p text:style-name="P25"/>
                  <text:list>
                    <text:list-item>
                      <text:p text:style-name="P29">skordýr</text:p>
                    </text:list-item>
                    <text:list-item>
                      <text:p text:style-name="P29">Mána skin</text:p>
                    </text:list-item>
                    <text:list-item>
                      <text:p text:style-name="P29">Arfi / illgresi</text:p>
                    </text:list-item>
                  </text:list>
                </text:list-item>
                <text:list-item>
                  <text:p text:style-name="P25"><text:span text:style-name="T9">Interactive</text:span></text:p>
                  <text:list>
                    <text:list-item>
                      <text:p text:style-name="P29">Hundar</text:p>
                    </text:list-item>
                    <text:list-item>
                      <text:p text:style-name="P29">Hrun úr byggingum</text:p>
                    </text:list-item>
                    <text:list-item>
                      <text:p text:style-name="P29">Geyslavirkni</text:p>
                    </text:list-item>
                  </text:list>
                </text:list-item>
              </text:list>
            </text:list-item>
          </text:list>
        </text:list-item>
      </text:list>
      <text:p text:style-name="Standard"><text:span text:style-name="T5">(example)</text:span></text:p>
      <text:p text:style-name="P2"/>
      <text:p text:style-name="P2"/>
      <text:p text:style-name="P33"><text:bookmark text:name="_2157jhnz836t"/><text:span text:style-name="T8">Leikjaflæði</text:span><text:bookmark text:name="kix.gmwapien38pj"/></text:p>
      <text:list xml:id="list2268501362" text:style-name="WWNum7">
        <text:list-item>
          <text:p text:style-name="P8">Leikmaður byrjar að inn á svæðið.</text:p>
        </text:list-item>
        <text:list-item>
          <text:p text:style-name="P8">Leikmaður finnur leið sem honum henntar.</text:p>
        </text:list-item>
      </text:list>
      <text:p text:style-name="Standard"><text:span text:style-name="T5">(example)</text:span></text:p>
      <text:p text:style-name="Standard"/>
      <text:p text:style-name="Standard"/>
      <text:p text:style-name="P40"><text:bookmark text:name="_q3waejfi805s"/><text:span text:style-name="T2">Leikjaþróun</text:span><draw:rect text:anchor-type="as-char" style:rel-width="100%" draw:z-index="5" draw:style-name="gr1" draw:text-style-name="P41" svg:width="0.0012in" svg:height="0.0213in"><text:p/></draw:rect></text:p>
      <text:p text:style-name="P34"><text:bookmark text:name="_w6cmcymrgwyg"/><text:span text:style-name="T8">Afstakt Flokkar</text:span></text:p>
      <text:list xml:id="list2931339130" text:style-name="WWNum2">
        <text:list-item>
          <text:p text:style-name="P9">Grunn Eiginleikar</text:p>
          <text:list>
            <text:list-item>
              <text:p text:style-name="P18">Grunn Leikmaður</text:p>
            </text:list-item>
            <text:list-item>
              <text:p text:style-name="P18">Grunn Óvinur</text:p>
            </text:list-item>
          </text:list>
        </text:list-item>
        <text:list-item>
          <text:p text:style-name="P9">Grunn hlutlausir hlutir</text:p>
        </text:list-item>
        <text:list-item>
          <text:p text:style-name="P9">Grunn hindranir</text:p>
        </text:list-item>
        <text:list-item>
          <text:p text:style-name="P9">Grunn hlutir til að taka upp</text:p>
        </text:list-item>
      </text:list>
      <text:p text:style-name="P30"/>
      <text:p text:style-name="Standard"/>
      <text:p text:style-name="P33"><text:bookmark text:name="_4n7tjev8v5c4"/><text:span text:style-name="T8">Afleiddir flokkar</text:span><text:bookmark text:name="kix.w35sohsuehk9"/><text:span text:style-name="T8"> / Samsetning</text:span></text:p>
      <text:list xml:id="list2335403595" text:style-name="WWNum9">
        <text:list-item>
          <text:p text:style-name="P10">Grunn Leikmaður</text:p>
          <text:list>
            <text:list-item>
              <text:p text:style-name="P19">Aðal Leikmaður</text:p>
            </text:list-item>
            <text:list-item>
              <text:p text:style-name="P19">Grunn Óvinur</text:p>
            </text:list-item>
          </text:list>
        </text:list-item>
        <text:list-item>
          <text:p text:style-name="P10">Grunnhlutir</text:p>
          <text:list>
            <text:list-item>
              <text:p text:style-name="P19">Grunn hundar</text:p>
            </text:list-item>
            <text:list-item>
              <text:p text:style-name="P19">Grunn hlífar </text:p>
            </text:list-item>
            <text:list-item>
              <text:p text:style-name="P19">Grunn skordýr</text:p>
            </text:list-item>
            <text:list-item>
              <text:p text:style-name="P19">Grunn tunglskin</text:p>
            </text:list-item>
            <text:list-item>
              <text:p text:style-name="P19">Grunn arfi / illgresi</text:p>
            </text:list-item>
            <text:list-item>
              <text:p text:style-name="P19">Grunn Geyslavirkni</text:p>
            </text:list-item>
          </text:list>
        </text:list-item>
        <text:list-item>
          <text:p text:style-name="P10">Grunn hindranir</text:p>
          <text:list>
            <text:list-item>
              <text:p text:style-name="P19">hrun úr veggjum</text:p>
            </text:list-item>
            <text:list-item>
              <text:p text:style-name="P19">tunnur</text:p>
            </text:list-item>
            <text:list-item>
              <text:p text:style-name="P19">hús</text:p>
            </text:list-item>
          </text:list>
        </text:list-item>
        <text:list-item>
          <text:p text:style-name="P10"><text:span text:style-name="T7">Grunn hlutir að taka upp</text:span></text:p>
          <text:list>
            <text:list-item>
              <text:p text:style-name="P19"><text:span text:style-name="T7">Byssur</text:span></text:p>
            </text:list-item>
            <text:list-item>
              <text:p text:style-name="P19"><text:span text:style-name="T7">Heilsupakki</text:span></text:p>
            </text:list-item>
          </text:list>
        </text:list-item>
      </text:list>
      <text:p text:style-name="P30"/>
      <text:p text:style-name="Standard"><text:span text:style-name="T5">(example)</text:span></text:p>
      <text:p text:style-name="Standard"/>
      <text:p text:style-name="P40"><text:bookmark text:name="_yrw747nwmf96"/><text:span text:style-name="T2">Grafik</text:span><draw:rect text:anchor-type="as-char" style:rel-width="100%" draw:z-index="6" draw:style-name="gr1" draw:text-style-name="P41" svg:width="0.0012in" svg:height="0.0213in"><text:p/></draw:rect></text:p>
      <text:p text:style-name="P34"><text:bookmark text:name="_fkjpqgmw9d3k"/><text:span text:style-name="T8">Stílar </text:span><text:bookmark text:name="kix.jgjfb42h6pw4"/></text:p>
      <text:p text:style-name="P31"><text:s/>Litri:Grár, svartur, dökkblár, grænn. Litirnir verða ekki skærir.</text:p>
      <text:p text:style-name="P31"/>
      <text:p text:style-name="P31">Grafiski stýllinn verður raunsægislegur</text:p>
      <text:p text:style-name="Standard"/>
      <text:p text:style-name="Standard"><text:tab/></text:p>
      <text:p text:style-name="Standard"/>
      <text:p text:style-name="Standard"><text:bookmark text:name="kix.daom8lpnf02a"/></text:p>
      <text:p text:style-name="P33"><text:bookmark text:name="_tg94uola6hoc"/><text:span text:style-name="T8">Grafik sem <text:s/>þörf er á</text:span></text:p>
      <text:list xml:id="list4184950416" text:style-name="WWNum5">
        <text:list-item>
          <text:p text:style-name="P11">Karakterar </text:p>
          <text:list>
            <text:list-item>
              <text:p text:style-name="P20">Menn </text:p>
              <text:list>
                <text:list-item>
                  <text:p text:style-name="P26">Leikmenn <text:s/>(kyrrstæðir, gangandi, skjóta)</text:p>
                </text:list-item>
              </text:list>
            </text:list-item>
            <text:list-item>
              <text:p text:style-name="P20">Annað</text:p>
              <text:list>
                <text:list-item>
                  <text:p text:style-name="P26">Hundar (gangandi, kjurrir)</text:p>
                </text:list-item>
              </text:list>
            </text:list-item>
          </text:list>
        </text:list-item>
      </text:list>
      <text:p text:style-name="P32"/>
      <text:list xml:id="list102220032886795" text:continue-numbering="true" text:style-name="WWNum5">
        <text:list-item>
          <text:p text:style-name="P11"/>
          <text:list>
            <text:list-item>
              <text:p text:style-name="P20">Gras </text:p>
            </text:list-item>
            <text:list-item>
              <text:p text:style-name="P20">Malbik</text:p>
            </text:list-item>
            <text:list-item>
              <text:p text:style-name="P20">Hellur</text:p>
            </text:list-item>
            <text:list-item>
              <text:p text:style-name="P20">Skordýr <text:s/>(gangandi, kurir)</text:p>
            </text:list-item>
            <text:list-item>
              <text:p text:style-name="P20">Ljós</text:p>
            </text:list-item>
            <text:list-item>
              <text:p text:style-name="P20">Hlíf </text:p>
            </text:list-item>
            <text:list-item>
              <text:p text:style-name="P20">Blóðblettir</text:p>
            </text:list-item>
          </text:list>
        </text:list-item>
        <text:list-item>
          <text:p text:style-name="P11">Annað</text:p>
          <text:list>
            <text:list-item>
              <text:p text:style-name="P20">Dyr</text:p>
            </text:list-item>
            <text:list-item>
              <text:p text:style-name="P20">Hlíf</text:p>
            </text:list-item>
          </text:list>
        </text:list-item>
      </text:list>
      <text:p text:style-name="Standard"><text:span text:style-name="T5"><text:line-break/></text:span></text:p>
      <text:p text:style-name="Standard"/>
      <text:p text:style-name="Standard"/>
      <text:p text:style-name="P40"><text:bookmark text:name="_qzvn0o965bb3"/><text:span text:style-name="T2">Hljóð/Tónlist</text:span><draw:rect text:anchor-type="as-char" style:rel-width="100%" draw:z-index="7" draw:style-name="gr1" draw:text-style-name="P41" svg:width="0.0012in" svg:height="0.0213in"><text:p/></draw:rect><text:bookmark text:name="kix.jh25m17bxzmq"/></text:p>
      <text:p text:style-name="P34"><text:bookmark text:name="_mgdp2k9ujz1j"/><text:span text:style-name="T8">Stíll</text:span></text:p>
      <text:p text:style-name="Standard"><text:tab/>Öll tónlistin verður frekar drungaleg. Hæg tónlist en drungaleg þegar lítið er að gerast og drungalegt þungarokk þegar meira er í gangi</text:p>
      <text:p text:style-name="Standard"/>
      <text:p text:style-name="P31">Öll hljóð eiga að vera skelfileg</text:p>
      <text:p text:style-name="Standard"/>
      <text:p text:style-name="Standard"/>
      <text:p text:style-name="P33"><text:bookmark text:name="_xh1ay44tl9r3"/><text:span text:style-name="T8">Hljóð sem þörf er á </text:span><text:bookmark text:name="kix.1z9881rozg9n"/></text:p>
      <text:list xml:id="list2499885641" text:style-name="WWNum3">
        <text:list-item>
          <text:p text:style-name="P12">Hljóð áhrif</text:p>
          <text:list>
            <text:list-item>
              <text:p text:style-name="P21">Mjúkt fótatak (mjúkt gólf)</text:p>
            </text:list-item>
            <text:list-item>
              <text:p text:style-name="P21">Hvast fótatak (hart gólf)</text:p>
            </text:list-item>
            <text:list-item>
              <text:p text:style-name="P21">Mjúk lending eftir hopp</text:p>
            </text:list-item>
            <text:list-item>
              <text:p text:style-name="P21">Hörð lending eftir hopp</text:p>
            </text:list-item>
            <text:list-item>
              <text:p text:style-name="P21">Brotið gler</text:p>
            </text:list-item>
            <text:list-item>
              <text:p text:style-name="P21">Dyr eða hlið opnast</text:p>
            </text:list-item>
          </text:list>
        </text:list-item>
        <text:list-item>
          <text:p text:style-name="P12">Feedback</text:p>
          <text:list>
            <text:list-item>
              <text:p text:style-name="P21">Honum léttir “Ahhhh!” (úr heilsu pakka)</text:p>
            </text:list-item>
            <text:list-item>
              <text:p text:style-name="P21">Shocked “Ooomph!” (óvænt áras)</text:p>
            </text:list-item>
            <text:list-item>
              <text:p text:style-name="P21">Gott hljóð (auka lif)</text:p>
            </text:list-item>
            <text:list-item>
              <text:p text:style-name="P21">Sorglegt hljóð <text:s/>(dauður)</text:p>
            </text:list-item>
          </text:list>
        </text:list-item>
      </text:list>
      <text:p text:style-name="P3"/>
      <text:p text:style-name="P3"/>
      <text:p text:style-name="P33"><text:bookmark text:name="_edtxv84efmib"/><text:span text:style-name="T8">Tónlist sem þarf</text:span></text:p>
      <text:list xml:id="list4130010653" text:style-name="WWNum8">
        <text:list-item>
          <text:p text:style-name="P13">Róleg og drungaleg tónlist þegar er lítið að gerast í leiknum.</text:p>
        </text:list-item>
        <text:list-item>
          <text:p text:style-name="P13">Gott þungarokk</text:p>
        </text:list-item>
        <text:list-item>
          <text:p text:style-name="P13">Þægileg tónlist í lokaskjánum sem er cretidarlistinn</text:p>
        </text:list-item>
      </text:list>
      <text:p text:style-name="Standard"/>
      <text:p text:style-name="Standard"/>
      <text:p text:style-name="P40"><text:bookmark text:name="_tn4arqjjx409"/><text:span text:style-name="T2">Vinnu áætlun</text:span><draw:rect text:anchor-type="as-char" style:rel-width="100%" draw:z-index="8" draw:style-name="gr1" draw:text-style-name="P41" svg:width="0.0012in" svg:height="0.0213in"><text:p/></draw:rect></text:p>
      <text:p text:style-name="Standard"><text:span text:style-name="T5">(what is a schedule, i don’t even. list is good enough, right? if not add some dates i guess)<text:line-break/></text:span>Þróa grunnflokka </text:p>
      <text:list xml:id="list2632264250" text:style-name="WWNum1">
        <text:list-item>
          <text:list>
            <text:list-item>
              <text:p text:style-name="P22">Grunn Leikmaður</text:p>
              <text:list>
                <text:list-item>
                  <text:p text:style-name="P27">Aðal Leikmaður</text:p>
                </text:list-item>
                <text:list-item>
                  <text:p text:style-name="P27">Grunn Óvinur</text:p>
                </text:list-item>
              </text:list>
            </text:list-item>
            <text:list-item>
              <text:p text:style-name="P22">Grunnhlutir</text:p>
              <text:list>
                <text:list-item>
                  <text:p text:style-name="P27">Grunn hundar</text:p>
                </text:list-item>
                <text:list-item>
                  <text:p text:style-name="P27">Grunn hlífar </text:p>
                </text:list-item>
                <text:list-item>
                  <text:p text:style-name="P27">Grunn skordýr</text:p>
                </text:list-item>
                <text:list-item>
                  <text:p text:style-name="P27">Grunn tunglskin</text:p>
                </text:list-item>
                <text:list-item>
                  <text:p text:style-name="P27">Grunn arfi / illgresi</text:p>
                </text:list-item>
                <text:list-item>
                  <text:p text:style-name="P27">Grunn Geyslavirkni</text:p>
                </text:list-item>
              </text:list>
            </text:list-item>
            <text:list-item>
              <text:p text:style-name="P22">Grunn hindranir</text:p>
              <text:list>
                <text:list-item>
                  <text:p text:style-name="P27">veggir</text:p>
                </text:list-item>
                <text:list-item>
                  <text:p text:style-name="P27">tunnur</text:p>
                </text:list-item>
                <text:list-item>
                  <text:p text:style-name="P27">steinar</text:p>
                </text:list-item>
              </text:list>
            </text:list-item>
            <text:list-item>
              <text:p text:style-name="P22"><text:span text:style-name="T7">Grunn hlutir að taka upp</text:span></text:p>
              <text:list>
                <text:list-item>
                  <text:p text:style-name="P27"><text:span text:style-name="T7">Byssur</text:span></text:p>
                </text:list-item>
                <text:list-item>
                  <text:p text:style-name="P27"><text:span text:style-name="T7">Heilsupakki</text:span></text:p>
                </text:list-item>
              </text:list>
            </text:list-item>
          </text:list>
        </text:list-item>
        <text:list-item>
          <text:p text:style-name="P14">Þróa leikmenn og grunnhluti</text:p>
          <text:list>
            <text:list-item>
              <text:p text:style-name="P23">eðlisfræði/ árekstrar /ganga/hlaupa/detta </text:p>
            </text:list-item>
            <text:list-item>
              <text:p text:style-name="P23"><text:soft-page-break/>Þegar leikmaður verður fyrir skoti</text:p>
            </text:list-item>
            <text:list-item>
              <text:p text:style-name="P23">Þegar óvinur verður fyrir skoti</text:p>
            </text:list-item>
          </text:list>
        </text:list-item>
        <text:list-item>
          <text:p text:style-name="P14">Þróa afleidda flokka</text:p>
          <text:list>
            <text:list-item>
              <text:p text:style-name="P23">grunn hlutir</text:p>
              <text:list>
                <text:list-item>
                  <text:p text:style-name="P28">Hreyfingar </text:p>
                </text:list-item>
                <text:list-item>
                  <text:p text:style-name="P28">Leikmenn falla </text:p>
                </text:list-item>
                <text:list-item>
                  <text:p text:style-name="P28">Leikmenn stoppa </text:p>
                </text:list-item>
              </text:list>
            </text:list-item>
            <text:list-item>
              <text:p text:style-name="P23">Óvinir</text:p>
              <text:list>
                <text:list-item>
                  <text:p text:style-name="P28">óvinir</text:p>
                </text:list-item>
              </text:list>
            </text:list-item>
          </text:list>
        </text:list-item>
        <text:list-item>
          <text:p text:style-name="P14">Hönnun á <text:s/>leveli</text:p>
          <text:list>
            <text:list-item>
              <text:p text:style-name="P23">hreyfing/hopp</text:p>
            </text:list-item>
            <text:list-item>
              <text:p text:style-name="P23">Skjóta </text:p>
            </text:list-item>
          </text:list>
        </text:list-item>
        <text:list-item>
          <text:p text:style-name="P14">Hönnun á hljóði </text:p>
        </text:list-item>
        <text:list-item>
          <text:p text:style-name="P14">Hönnun á tónlist</text:p>
        </text:list-item>
      </text:list>
      <text:p text:style-name="P4"><text:span text:style-name="T5">(exampl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6" style:display-name="ListLabel 4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5" style:display-name="ListLabel 5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6" style:display-name="ListLabel 5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7" style:display-name="ListLabel 5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8" style:display-name="ListLabel 5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9" style:display-name="ListLabel 5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0" style:display-name="ListLabel 6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1" style:display-name="ListLabel 6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2" style:display-name="ListLabel 6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3" style:display-name="ListLabel 6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4" style:display-name="ListLabel 6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5" style:display-name="ListLabel 6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6" style:display-name="ListLabel 6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7" style:display-name="ListLabel 6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8" style:display-name="ListLabel 6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9" style:display-name="ListLabel 6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0" style:display-name="ListLabel 7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1" style:display-name="ListLabel 7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2" style:display-name="ListLabel 7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3" style:display-name="ListLabel 7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4" style:display-name="ListLabel 7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5" style:display-name="ListLabel 7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6" style:display-name="ListLabel 7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7" style:display-name="ListLabel 7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8" style:display-name="ListLabel 7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9" style:display-name="ListLabel 7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0" style:display-name="ListLabel 8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1" style:display-name="ListLabel 8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2" style:display-name="ListLabel 8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3" style:display-name="ListLabel 8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4" style:display-name="ListLabel 8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5" style:display-name="ListLabel 8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6" style:display-name="ListLabel 8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7" style:display-name="ListLabel 8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8" style:display-name="ListLabel 8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9" style:display-name="ListLabel 8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0" style:display-name="ListLabel 9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6" meta:paragraph-count="186" meta:word-count="750" meta:character-count="4149" meta:non-whitespace-character-count="3677"/>
    <meta:generator>LibreOfficeDev/6.0.5.2$Linux_X86_64 LibreOffice_project/</meta:generator>
  </office:meta>
</office:document-meta>
</file>